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HH</mi>
            <mi mathvariant="italic">Equations</mi>
            <mi mathvariant="normal">:</mi>
          </mrow>
        </mtd>
      </mtr>
      <mtr>
        <mtd>
          <mrow>
            <mi>I</mi>
            <mrow>
              <mrow>
                <mo stretchy="false">(</mo>
                <mi>t</mi>
                <mo stretchy="false">)</mo>
              </mrow>
              <mi mathvariant="normal">=</mi>
              <mi>C</mi>
            </mrow>
            <mrow>
              <mover accent="true">
                <mi>v</mi>
                <mi mathvariant="normal">˙</mi>
              </mover>
              <mo stretchy="false">+</mo>
              <msub>
                <mi>I</mi>
                <mi>i</mi>
              </msub>
            </mrow>
          </mrow>
        </mtd>
      </mtr>
      <mtr>
        <mtd>
          <mrow>
            <msub>
              <mi>I</mi>
              <mi>i</mi>
            </msub>
            <mi mathvariant="normal">=</mi>
            <mrow>
              <mrow>
                <msub>
                  <mi>I</mi>
                  <mi mathvariant="italic">Na</mi>
                </msub>
                <mo stretchy="false">+</mo>
                <msub>
                  <mi>I</mi>
                  <mi>K</mi>
                </msub>
              </mrow>
              <mo stretchy="false">+</mo>
              <msub>
                <mi>I</mi>
                <mi>L</mi>
              </msub>
            </mrow>
          </mrow>
        </mtd>
      </mtr>
      <mtr>
        <mtd>
          <mrow>
            <mrow>
              <msub>
                <mi>I</mi>
                <mi>i</mi>
              </msub>
              <mi mathvariant="normal">=</mi>
              <msub>
                <mi>g</mi>
                <mi mathvariant="italic">Na</mi>
              </msub>
            </mrow>
            <msup>
              <mi>m</mi>
              <mn>3</mn>
            </msup>
            <mi>h</mi>
            <mrow>
              <mrow>
                <mo stretchy="false">(</mo>
                <mrow>
                  <mi>V</mi>
                  <mi mathvariant="normal">−</mi>
                  <msub>
                    <mi>V</mi>
                    <mi mathvariant="italic">Na</mi>
                  </msub>
                </mrow>
                <mo stretchy="false">)</mo>
              </mrow>
              <mo stretchy="false">+</mo>
              <msub>
                <mi>g</mi>
                <mi>K</mi>
              </msub>
            </mrow>
            <msup>
              <mi>n</mi>
              <mn>4</mn>
            </msup>
            <mrow>
              <mrow>
                <mo stretchy="false">(</mo>
                <mrow>
                  <mi>V</mi>
                  <mi mathvariant="normal">−</mi>
                  <msub>
                    <mi>V</mi>
                    <mi>K</mi>
                  </msub>
                </mrow>
                <mo stretchy="false">)</mo>
              </mrow>
              <mo stretchy="false">+</mo>
              <msub>
                <mi>g</mi>
                <mi>L</mi>
              </msub>
            </mrow>
            <mrow>
              <mo stretchy="false">(</mo>
              <mrow>
                <mi>V</mi>
                <mi mathvariant="normal">−</mi>
                <msub>
                  <mi>V</mi>
                  <mi>L</mi>
                </msub>
              </mrow>
              <mo stretchy="false">)</mo>
            </mrow>
          </mrow>
        </mtd>
      </mtr>
      <mtr>
        <mtd>
          <mrow>
            <mrow>
              <mover accent="true">
                <mi>m</mi>
                <mi mathvariant="normal">˙</mi>
              </mover>
              <mi mathvariant="normal">=</mi>
              <msub>
                <mo stretchy="false">α</mo>
                <mi>m</mi>
              </msub>
            </mrow>
            <mrow>
              <mo stretchy="false">(</mo>
              <mi>V</mi>
              <mo stretchy="false">)</mo>
            </mrow>
            <mrow>
              <mrow>
                <mo stretchy="false">(</mo>
                <mrow>
                  <mn>1</mn>
                  <mi mathvariant="normal">−</mi>
                  <mi>m</mi>
                </mrow>
                <mo stretchy="false">)</mo>
              </mrow>
              <mi mathvariant="normal">−</mi>
              <msub>
                <mo stretchy="false">β</mo>
                <mi>m</mi>
              </msub>
            </mrow>
            <mrow>
              <mo stretchy="false">(</mo>
              <mi>V</mi>
              <mo stretchy="false">)</mo>
            </mrow>
            <mi>m</mi>
          </mrow>
        </mtd>
      </mtr>
      <mtr>
        <mtd>
          <mrow>
            <mrow>
              <mover accent="true">
                <mi>n</mi>
                <mi mathvariant="normal">˙</mi>
              </mover>
              <mi mathvariant="normal">=</mi>
              <msub>
                <mo stretchy="false">α</mo>
                <mi>n</mi>
              </msub>
            </mrow>
            <mrow>
              <mo stretchy="false">(</mo>
              <mi>V</mi>
              <mo stretchy="false">)</mo>
            </mrow>
            <mrow>
              <mrow>
                <mo stretchy="false">(</mo>
                <mrow>
                  <mn>1</mn>
                  <mi mathvariant="normal">−</mi>
                  <mi>n</mi>
                </mrow>
                <mo stretchy="false">)</mo>
              </mrow>
              <mi mathvariant="normal">−</mi>
              <msub>
                <mo stretchy="false">β</mo>
                <mi>n</mi>
              </msub>
            </mrow>
            <mrow>
              <mo stretchy="false">(</mo>
              <mi>V</mi>
              <mo stretchy="false">)</mo>
            </mrow>
            <mi>n</mi>
          </mrow>
        </mtd>
      </mtr>
      <mtr>
        <mtd>
          <mrow>
            <mrow>
              <mover accent="true">
                <mi>h</mi>
                <mi mathvariant="normal">˙</mi>
              </mover>
              <mi mathvariant="normal">=</mi>
              <msub>
                <mo stretchy="false">α</mo>
                <mi>h</mi>
              </msub>
            </mrow>
            <mrow>
              <mo stretchy="false">(</mo>
              <mi>V</mi>
              <mo stretchy="false">)</mo>
            </mrow>
            <mrow>
              <mrow>
                <mo stretchy="false">(</mo>
                <mrow>
                  <mn>1</mn>
                  <mi mathvariant="normal">−</mi>
                  <mi>h</mi>
                </mrow>
                <mo stretchy="false">)</mo>
              </mrow>
              <mi mathvariant="normal">−</mi>
              <msub>
                <mo stretchy="false">β</mo>
                <mi>h</mi>
              </msub>
            </mrow>
            <mrow>
              <mo stretchy="false">(</mo>
              <mi>V</mi>
              <mo stretchy="false">)</mo>
            </mrow>
            <mi>h</mi>
          </mrow>
        </mtd>
      </mtr>
      <mtr>
        <mtd/>
      </mtr>
      <mtr>
        <mtd>
          <mrow>
            <mi>C</mi>
            <mrow>
              <mover accent="true">
                <mi>v</mi>
                <mi mathvariant="normal">˙</mi>
              </mover>
              <mi mathvariant="normal">=</mi>
              <mrow>
                <mi mathvariant="normal">−</mi>
                <msub>
                  <mi>g</mi>
                  <mi mathvariant="italic">Na</mi>
                </msub>
              </mrow>
            </mrow>
            <msup>
              <mi>m</mi>
              <mn>3</mn>
            </msup>
            <mi>h</mi>
            <mrow>
              <mrow>
                <mo stretchy="false">(</mo>
                <mrow>
                  <mi>V</mi>
                  <mi mathvariant="normal">−</mi>
                  <msub>
                    <mi>V</mi>
                    <mi mathvariant="italic">Na</mi>
                  </msub>
                </mrow>
                <mo stretchy="false">)</mo>
              </mrow>
              <mo stretchy="false">+</mo>
              <msub>
                <mi>g</mi>
                <mi>K</mi>
              </msub>
            </mrow>
            <msup>
              <mi>n</mi>
              <mn>4</mn>
            </msup>
            <mrow>
              <mrow>
                <mo stretchy="false">(</mo>
                <mrow>
                  <mi>V</mi>
                  <mi mathvariant="normal">−</mi>
                  <msub>
                    <mi>V</mi>
                    <mi>K</mi>
                  </msub>
                </mrow>
                <mo stretchy="false">)</mo>
              </mrow>
              <mo stretchy="false">+</mo>
              <msub>
                <mi>g</mi>
                <mi>L</mi>
              </msub>
            </mrow>
            <mrow>
              <mrow>
                <mo stretchy="false">(</mo>
                <mrow>
                  <mi>V</mi>
                  <mi mathvariant="normal">−</mi>
                  <msub>
                    <mi>V</mi>
                    <mi>L</mi>
                  </msub>
                </mrow>
                <mo stretchy="false">)</mo>
              </mrow>
              <mo stretchy="false">+</mo>
              <msub>
                <mi>I</mi>
                <mi>a</mi>
              </msub>
            </mrow>
          </mrow>
        </mtd>
      </mtr>
      <mtr>
        <mtd/>
      </mtr>
      <mtr>
        <mtd>
          <mrow>
            <mi mathvariant="italic">FHN</mi>
            <mi mathvariant="italic">Equations</mi>
            <mi mathvariant="normal">:</mi>
          </mrow>
        </mtd>
      </mtr>
      <mtr>
        <mtd>
          <mrow>
            <mi>f</mi>
            <mrow>
              <mrow>
                <mo stretchy="false">(</mo>
                <mi>v</mi>
                <mo stretchy="false">)</mo>
              </mrow>
              <mi mathvariant="normal">=</mi>
              <mi>v</mi>
            </mrow>
            <mrow>
              <mo stretchy="false">(</mo>
              <mrow>
                <mo stretchy="false">α</mo>
                <mi mathvariant="normal">−</mi>
                <mi>v</mi>
              </mrow>
              <mo stretchy="false">)</mo>
            </mrow>
            <mrow>
              <mo stretchy="false">(</mo>
              <mrow>
                <mi>v</mi>
                <mi mathvariant="normal">−</mi>
                <mn>1</mn>
              </mrow>
              <mo stretchy="false">)</mo>
            </mrow>
          </mrow>
        </mtd>
      </mtr>
      <mtr>
        <mtd>
          <mrow>
            <mrow>
              <mover accent="true">
                <mi>v</mi>
                <mi mathvariant="normal">˙</mi>
              </mover>
              <mi mathvariant="normal">=</mi>
              <mi>f</mi>
            </mrow>
            <mrow>
              <mrow>
                <mrow>
                  <mo stretchy="false">(</mo>
                  <mi>v</mi>
                  <mo stretchy="false">)</mo>
                </mrow>
                <mi mathvariant="normal">−</mi>
                <mi>w</mi>
              </mrow>
              <mo stretchy="false">+</mo>
              <msub>
                <mi>I</mi>
                <mi>a</mi>
              </msub>
            </mrow>
          </mrow>
        </mtd>
      </mtr>
      <mtr>
        <mtd>
          <mrow>
            <mrow>
              <mover accent="true">
                <mi>w</mi>
                <mi mathvariant="normal">˙</mi>
              </mover>
              <mi mathvariant="normal">=</mi>
              <mo stretchy="false">β</mo>
            </mrow>
            <mrow>
              <mi>v</mi>
              <mi mathvariant="normal">−</mi>
              <mo stretchy="false">γ</mo>
            </mrow>
            <mi>w</mi>
          </mrow>
        </mtd>
      </mtr>
      <mtr>
        <mtd/>
      </mtr>
      <mtr>
        <mtd>
          <mrow>
            <mi mathvariant="italic">Nullclines</mi>
            <mi mathvariant="normal">:</mi>
          </mrow>
        </mtd>
      </mtr>
      <mtr>
        <mtd>
          <mrow>
            <mi>w</mi>
            <mi mathvariant="normal">=</mi>
            <mfrac>
              <mrow>
                <mo stretchy="false">β</mo>
                <mi>v</mi>
              </mrow>
              <mo stretchy="false">γ</mo>
            </mfrac>
          </mrow>
        </mtd>
      </mtr>
      <mtr>
        <mtd>
          <mrow>
            <mrow>
              <mi>v</mi>
              <mi mathvariant="normal">=</mi>
              <mi>f</mi>
            </mrow>
            <mrow>
              <mo stretchy="false">(</mo>
              <mi>v</mi>
              <mo stretchy="false">)</mo>
            </mrow>
          </mrow>
        </mtd>
      </mtr>
    </mtable>
    <annotation encoding="StarMath 5.0">HH Equations: newline
I(t) = C dot v + I_i newline
I_i = I_Na + I_K +I_L newline
I_i = g_Na m^3 h(V - V_Na) + g_K n^4(V - V_K) + g_L(V - V_L) newline
dot m = %alpha_m(V)(1 - m) - %beta_m(V)m newline
dot n = %alpha_n(V)(1 - n) - %beta_n(V)n newline
dot h = %alpha_h(V)(1 - h) - %beta_h(V)h newline newline
C dot v = -g_Na m^3 h(V - V_Na) + g_K n^4(V - V_K) + g_L(V - V_L) + I_a newline
newline FHN Equations: newline
f(v) = v(%alpha - v)(v-1) newline
dot v = f(v) - w + I_a newline 
dot w = %beta v - %gamma w newline
newline Nullclines: newline
w = {%beta v} over {%gamma} newline
v = f(v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yan Foley</meta:initial-creator>
    <meta:creation-date>2010-05-14T23:55:48</meta:creation-date>
    <meta:generator>OpenOffice.org/3.2$Linux OpenOffice.org_project/320m12$Build-9483</meta:generator>
  </office:meta>
</office:document-meta>
</file>